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an</text:p>
          </table:table-cell>
          <table:table-cell office:value-type="float" office:value="3.71875" calcext:value-type="float">
            <text:p>3.7187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.44027709960938" calcext:value-type="float">
            <text:p>1.44027709960938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71415901184082" calcext:value-type="float">
            <text:p>0.571415901184082</text:p>
          </table:table-cell>
        </table:table-row>
        <table:table-row table:style-name="ro1">
          <table:table-cell office:value-type="float" office:value="1.28125" calcext:value-type="float">
            <text:p>1.2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93231850862503" calcext:value-type="float">
            <text:p>0.193231850862503</text:p>
          </table:table-cell>
        </table:table-row>
        <table:table-row table:style-name="ro1">
          <table:table-cell office:value-type="float" office:value="1.265625" calcext:value-type="float">
            <text:p>1.2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6909495927393" calcext:value-type="float">
            <text:p>0.016909495927393</text:p>
          </table:table-cell>
        </table:table-row>
        <table:table-row table:style-name="ro1">
          <table:table-cell office:value-type="float" office:value="1.2578125" calcext:value-type="float">
            <text:p>1.2578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8213141494198" calcext:value-type="float">
            <text:p>0.068213141494198</text:p>
          </table:table-cell>
        </table:table-row>
        <table:table-row table:style-name="ro1">
          <table:table-cell office:value-type="float" office:value="1.26171875" calcext:value-type="float">
            <text:p>1.26171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25900551304403" calcext:value-type="float">
            <text:p>0.025900551304403</text:p>
          </table:table-cell>
        </table:table-row>
        <table:table-row table:style-name="ro1">
          <table:table-cell office:value-type="float" office:value="1.263671875" calcext:value-type="float">
            <text:p>1.26367187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4558043567869" calcext:value-type="float">
            <text:p>0.004558043567869</text:p>
          </table:table-cell>
        </table:table-row>
        <table:table-row table:style-name="ro1">
          <table:table-cell office:value-type="float" office:value="1.2646484375" calcext:value-type="float">
            <text:p>1.264648437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006160055370699" calcext:value-type="float">
            <text:p>0.006160055370699</text:p>
          </table:table-cell>
        </table:table-row>
        <table:table-row table:style-name="ro1">
          <table:table-cell office:value-type="float" office:value="1.26416015625" calcext:value-type="float">
            <text:p>1.2641601562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00797093434441" calcext:value-type="float">
            <text:p>0.000797093434441</text:p>
          </table:table-cell>
        </table:table-row>
        <table:table-row table:style-name="ro1">
          <table:table-cell office:value-type="float" office:value="1.263916015625" calcext:value-type="float">
            <text:p>1.263916015625</text:p>
          </table:table-cell>
          <table:table-cell office:value-type="float" office:value="0.000244140625" calcext:value-type="float">
            <text:p>0.000244140625</text:p>
          </table:table-cell>
          <table:table-cell office:value-type="float" office:value="0.001881452529518" calcext:value-type="float">
            <text:p>0.001881452529518</text:p>
          </table:table-cell>
        </table:table-row>
        <table:table-row table:style-name="ro1">
          <table:table-cell office:value-type="float" office:value="1.2640380859375" calcext:value-type="float">
            <text:p>1.2640380859375</text:p>
          </table:table-cell>
          <table:table-cell office:value-type="float" office:value="0.0001220703125" calcext:value-type="float">
            <text:p>0.0001220703125</text:p>
          </table:table-cell>
          <table:table-cell office:value-type="float" office:value="0.000542423994961" calcext:value-type="float">
            <text:p>0.000542423994961</text:p>
          </table:table-cell>
        </table:table-row>
        <table:table-row table:style-name="ro1">
          <table:table-cell office:value-type="float" office:value="1.26409912109375" calcext:value-type="float">
            <text:p>1.26409912109375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0.000127273597667" calcext:value-type="float">
            <text:p>0.000127273597667</text:p>
          </table:table-cell>
        </table:table-row>
        <table:table-row table:style-name="ro1">
          <table:table-cell office:value-type="float" office:value="1.26406860351563" calcext:value-type="float">
            <text:p>1.26406860351563</text:p>
          </table:table-cell>
          <table:table-cell office:value-type="float" office:value="0.000030517578125" calcext:value-type="float">
            <text:p>3.0517578125E-05</text:p>
          </table:table-cell>
          <table:table-cell office:value-type="float" office:value="0.000207590477888" calcext:value-type="float">
            <text:p>0.000207590477888</text:p>
          </table:table-cell>
        </table:table-row>
        <table:table-row table:style-name="ro1">
          <table:table-cell office:value-type="float" office:value="1.26408386230469" calcext:value-type="float">
            <text:p>1.26408386230469</text:p>
          </table:table-cell>
          <table:table-cell office:value-type="float" office:value="0.000015258789062" calcext:value-type="float">
            <text:p>1.5258789062E-05</text:p>
          </table:table-cell>
          <table:table-cell office:value-type="float" office:value="0.00004016226008" calcext:value-type="float">
            <text:p>4.016226008E-05</text:p>
          </table:table-cell>
        </table:table-row>
        <table:table-row table:style-name="ro1">
          <table:table-cell office:value-type="float" office:value="1.26409149169922" calcext:value-type="float">
            <text:p>1.26409149169922</text:p>
          </table:table-cell>
          <table:table-cell office:value-type="float" office:value="0.000007629394531" calcext:value-type="float">
            <text:p>7.629394531E-06</text:p>
          </table:table-cell>
          <table:table-cell office:value-type="float" office:value="0.00004355471378" calcext:value-type="float">
            <text:p>4.355471378E-05</text:p>
          </table:table-cell>
        </table:table-row>
        <table:table-row table:style-name="ro1">
          <table:table-cell office:value-type="float" office:value="1.26408767700195" calcext:value-type="float">
            <text:p>1.26408767700195</text:p>
          </table:table-cell>
          <table:table-cell office:value-type="float" office:value="0.000003814697266" calcext:value-type="float">
            <text:p>3.814697266E-06</text:p>
          </table:table-cell>
          <table:table-cell office:value-type="float" office:value="0.0000016959881" calcext:value-type="float">
            <text:p>1.6959881E-06</text:p>
          </table:table-cell>
        </table:table-row>
        <table:table-row table:style-name="ro1">
          <table:table-cell office:value-type="float" office:value="1.26408576965332" calcext:value-type="float">
            <text:p>1.26408576965332</text:p>
          </table:table-cell>
          <table:table-cell office:value-type="float" office:value="0.000001907348633" calcext:value-type="float">
            <text:p>1.907348633E-06</text:p>
          </table:table-cell>
          <table:table-cell office:value-type="float" office:value="0.000019233195678" calcext:value-type="float">
            <text:p>1.9233195678E-05</text:p>
          </table:table-cell>
        </table:table-row>
        <table:table-row table:style-name="ro1">
          <table:table-cell office:value-type="float" office:value="1.26408672332764" calcext:value-type="float">
            <text:p>1.26408672332764</text:p>
          </table:table-cell>
          <table:table-cell office:value-type="float" office:value="0.000000953674316" calcext:value-type="float">
            <text:p>9.53674316E-07</text:p>
          </table:table-cell>
          <table:table-cell office:value-type="float" office:value="0.000008768618711" calcext:value-type="float">
            <text:p>8.768618711E-06</text:p>
          </table:table-cell>
        </table:table-row>
        <table:table-row table:style-name="ro1">
          <table:table-cell office:value-type="float" office:value="1.2640872001648" calcext:value-type="float">
            <text:p>1.2640872001648</text:p>
          </table:table-cell>
          <table:table-cell office:value-type="float" office:value="0.000000476837158" calcext:value-type="float">
            <text:p>4.76837158E-07</text:p>
          </table:table-cell>
          <table:table-cell office:value-type="float" office:value="0.000003536319036" calcext:value-type="float">
            <text:p>3.536319036E-06</text:p>
          </table:table-cell>
        </table:table-row>
        <table:table-row table:style-name="ro1">
          <table:table-cell office:value-type="float" office:value="1.26408743858337" calcext:value-type="float">
            <text:p>1.26408743858337</text:p>
          </table:table-cell>
          <table:table-cell office:value-type="float" office:value="0.000000238418579" calcext:value-type="float">
            <text:p>2.38418579E-07</text:p>
          </table:table-cell>
          <table:table-cell office:value-type="float" office:value="0.000000920166401" calcext:value-type="float">
            <text:p>9.20166401E-07</text:p>
          </table:table-cell>
        </table:table-row>
        <table:table-row table:style-name="ro1">
          <table:table-cell office:value-type="float" office:value="1.26408755779266" calcext:value-type="float">
            <text:p>1.26408755779266</text:p>
          </table:table-cell>
          <table:table-cell office:value-type="float" office:value="0.00000011920929" calcext:value-type="float">
            <text:p>1.1920929E-07</text:p>
          </table:table-cell>
          <table:table-cell office:value-type="float" office:value="0.000000387910616" calcext:value-type="float">
            <text:p>3.87910616E-07</text:p>
          </table:table-cell>
        </table:table-row>
        <table:table-row table:style-name="ro1">
          <table:table-cell office:value-type="float" office:value="1.26408749818802" calcext:value-type="float">
            <text:p>1.26408749818802</text:p>
          </table:table-cell>
          <table:table-cell office:value-type="float" office:value="0.000000059604645" calcext:value-type="float">
            <text:p>5.9604645E-08</text:p>
          </table:table-cell>
          <table:table-cell office:value-type="float" office:value="0.000000266127951" calcext:value-type="float">
            <text:p>2.66127951E-07</text:p>
          </table:table-cell>
        </table:table-row>
        <table:table-row table:style-name="ro1">
          <table:table-cell office:value-type="float" office:value="1.26408752799034" calcext:value-type="float">
            <text:p>1.26408752799034</text:p>
          </table:table-cell>
          <table:table-cell office:value-type="float" office:value="0.000000029802322" calcext:value-type="float">
            <text:p>2.9802322E-08</text:p>
          </table:table-cell>
          <table:table-cell office:value-type="float" office:value="0.000000060891319" calcext:value-type="float">
            <text:p>6.0891319E-08</text:p>
          </table:table-cell>
        </table:table-row>
        <table:table-row table:style-name="ro1">
          <table:table-cell office:value-type="float" office:value="1.26408751308918" calcext:value-type="float">
            <text:p>1.26408751308918</text:p>
          </table:table-cell>
          <table:table-cell office:value-type="float" office:value="0.000000014901161" calcext:value-type="float">
            <text:p>1.4901161E-08</text:p>
          </table:table-cell>
          <table:table-cell office:value-type="float" office:value="0.000000102618319" calcext:value-type="float">
            <text:p>1.02618319E-07</text:p>
          </table:table-cell>
        </table:table-row>
        <table:table-row table:style-name="ro1">
          <table:table-cell office:value-type="float" office:value="1.26408752053976" calcext:value-type="float">
            <text:p>1.26408752053976</text:p>
          </table:table-cell>
          <table:table-cell office:value-type="float" office:value="0.000000007450581" calcext:value-type="float">
            <text:p>7.450581E-09</text:p>
          </table:table-cell>
          <table:table-cell office:value-type="float" office:value="0.000000020863501" calcext:value-type="float">
            <text:p>2.0863501E-08</text:p>
          </table:table-cell>
        </table:table-row>
        <table:table-row table:style-name="ro1">
          <table:table-cell office:value-type="float" office:value="1.26408752426505" calcext:value-type="float">
            <text:p>1.26408752426505</text:p>
          </table:table-cell>
          <table:table-cell office:value-type="float" office:value="0.00000000372529" calcext:value-type="float">
            <text:p>3.72529E-09</text:p>
          </table:table-cell>
          <table:table-cell office:value-type="float" office:value="0.000000020013909" calcext:value-type="float">
            <text:p>2.0013909E-08</text:p>
          </table:table-cell>
        </table:table-row>
        <table:table-row table:style-name="ro1">
          <table:table-cell office:value-type="float" office:value="1.26408752240241" calcext:value-type="float">
            <text:p>1.26408752240241</text:p>
          </table:table-cell>
          <table:table-cell office:value-type="float" office:value="0.000000001862645" calcext:value-type="float">
            <text:p>1.862645E-09</text:p>
          </table:table-cell>
          <table:table-cell office:value-type="float" office:value="0.000000000424796" calcext:value-type="float">
            <text:p>4.24796E-10</text:p>
          </table:table-cell>
        </table:table-row>
        <table:table-row table:style-name="ro1">
          <table:table-cell office:value-type="float" office:value="1.26408752333373" calcext:value-type="float">
            <text:p>1.26408752333373</text:p>
          </table:table-cell>
          <table:table-cell office:value-type="float" office:value="0.000000000931323" calcext:value-type="float">
            <text:p>9.31323E-10</text:p>
          </table:table-cell>
          <table:table-cell office:value-type="float" office:value="0.000000009794556" calcext:value-type="float">
            <text:p>9.794556E-09</text:p>
          </table:table-cell>
        </table:table-row>
        <table:table-row table:style-name="ro1">
          <table:table-cell office:value-type="float" office:value="1.26408752286807" calcext:value-type="float">
            <text:p>1.26408752286807</text:p>
          </table:table-cell>
          <table:table-cell office:value-type="float" office:value="0.000000000465661" calcext:value-type="float">
            <text:p>4.65661E-10</text:p>
          </table:table-cell>
          <table:table-cell office:value-type="float" office:value="0.00000000468488" calcext:value-type="float">
            <text:p>4.68488E-09</text:p>
          </table:table-cell>
        </table:table-row>
        <table:table-row table:style-name="ro1">
          <table:table-cell office:value-type="float" office:value="1.26408752263524" calcext:value-type="float">
            <text:p>1.26408752263524</text:p>
          </table:table-cell>
          <table:table-cell office:value-type="float" office:value="0.000000000232831" calcext:value-type="float">
            <text:p>2.32831E-10</text:p>
          </table:table-cell>
          <table:table-cell office:value-type="float" office:value="0.000000002130041" calcext:value-type="float">
            <text:p>2.130041E-09</text:p>
          </table:table-cell>
        </table:table-row>
        <table:table-row table:style-name="ro1">
          <table:table-cell office:value-type="float" office:value="1.26408752251882" calcext:value-type="float">
            <text:p>1.26408752251882</text:p>
          </table:table-cell>
          <table:table-cell office:value-type="float" office:value="0.000000000116415" calcext:value-type="float">
            <text:p>1.16415E-10</text:p>
          </table:table-cell>
          <table:table-cell office:value-type="float" office:value="0.000000000852623" calcext:value-type="float">
            <text:p>8.52623E-10</text:p>
          </table:table-cell>
        </table:table-row>
        <table:table-row table:style-name="ro1">
          <table:table-cell office:value-type="float" office:value="1.26408752246061" calcext:value-type="float">
            <text:p>1.26408752246061</text:p>
          </table:table-cell>
          <table:table-cell office:value-type="float" office:value="0.000000000058208" calcext:value-type="float">
            <text:p>5.8208E-11</text:p>
          </table:table-cell>
          <table:table-cell office:value-type="float" office:value="0.000000000213912" calcext:value-type="float">
            <text:p>2.13912E-10</text:p>
          </table:table-cell>
        </table:table-row>
        <table:table-row table:style-name="ro1">
          <table:table-cell office:value-type="float" office:value="1.26408752243151" calcext:value-type="float">
            <text:p>1.26408752243151</text:p>
          </table:table-cell>
          <table:table-cell office:value-type="float" office:value="0.000000000029104" calcext:value-type="float">
            <text:p>2.9104E-11</text:p>
          </table:table-cell>
          <table:table-cell office:value-type="float" office:value="0.000000000105442" calcext:value-type="float">
            <text:p>1.05442E-10</text:p>
          </table:table-cell>
        </table:table-row>
        <table:table-row table:style-name="ro1">
          <table:table-cell office:value-type="float" office:value="1.26408752244606" calcext:value-type="float">
            <text:p>1.26408752244606</text:p>
          </table:table-cell>
          <table:table-cell office:value-type="float" office:value="0.000000000014552" calcext:value-type="float">
            <text:p>1.4552E-11</text:p>
          </table:table-cell>
          <table:table-cell office:value-type="float" office:value="0.000000000054236" calcext:value-type="float">
            <text:p>5.4236E-11</text:p>
          </table:table-cell>
        </table:table-row>
        <table:table-row table:style-name="ro1">
          <table:table-cell office:value-type="float" office:value="1.26408752243879" calcext:value-type="float">
            <text:p>1.26408752243879</text:p>
          </table:table-cell>
          <table:table-cell office:value-type="float" office:value="0.000000000007276" calcext:value-type="float">
            <text:p>7.276E-12</text:p>
          </table:table-cell>
          <table:table-cell office:value-type="float" office:value="0.000000000025604" calcext:value-type="float">
            <text:p>2.5604E-11</text:p>
          </table:table-cell>
        </table:table-row>
        <table:table-row table:style-name="ro1">
          <table:table-cell office:value-type="float" office:value="1.26408752244242" calcext:value-type="float">
            <text:p>1.26408752244242</text:p>
          </table:table-cell>
          <table:table-cell office:value-type="float" office:value="0.000000000003638" calcext:value-type="float">
            <text:p>3.638E-12</text:p>
          </table:table-cell>
          <table:table-cell office:value-type="float" office:value="0.000000000014316" calcext:value-type="float">
            <text:p>1.4316E-11</text:p>
          </table:table-cell>
        </table:table-row>
        <table:table-row table:style-name="ro1">
          <table:table-cell office:value-type="float" office:value="1.26408752244061" calcext:value-type="float">
            <text:p>1.26408752244061</text:p>
          </table:table-cell>
          <table:table-cell office:value-type="float" office:value="0.000000000001819" calcext:value-type="float">
            <text:p>1.819E-12</text:p>
          </table:table-cell>
          <table:table-cell office:value-type="float" office:value="0.000000000005643" calcext:value-type="float">
            <text:p>5.643E-12</text:p>
          </table:table-cell>
        </table:table-row>
        <table:table-row table:style-name="ro1">
          <table:table-cell office:value-type="float" office:value="1.26408752244151" calcext:value-type="float">
            <text:p>1.26408752244151</text:p>
          </table:table-cell>
          <table:table-cell office:value-type="float" office:value="0.000000000000909" calcext:value-type="float">
            <text:p>9.09E-13</text:p>
          </table:table-cell>
          <table:table-cell office:value-type="float" office:value="0.000000000004336" calcext:value-type="float">
            <text:p>4.336E-12</text:p>
          </table:table-cell>
        </table:table-row>
        <table:table-row table:style-name="ro1">
          <table:table-cell office:value-type="float" office:value="1.26408752244106" calcext:value-type="float">
            <text:p>1.26408752244106</text:p>
          </table:table-cell>
          <table:table-cell office:value-type="float" office:value="0.000000000000455" calcext:value-type="float">
            <text:p>4.55E-13</text:p>
          </table:table-cell>
          <table:table-cell office:value-type="float" office:value="0.000000000000654" calcext:value-type="float">
            <text:p>6.54E-13</text:p>
          </table:table-cell>
        </table:table-row>
        <table:table-row table:style-name="ro1">
          <table:table-cell office:value-type="float" office:value="1.26408752244129" calcext:value-type="float">
            <text:p>1.26408752244129</text:p>
          </table:table-cell>
          <table:table-cell office:value-type="float" office:value="0.000000000000227" calcext:value-type="float">
            <text:p>2.27E-13</text:p>
          </table:table-cell>
          <table:table-cell office:value-type="float" office:value="0.00000000000184" calcext:value-type="float">
            <text:p>1.84E-12</text:p>
          </table:table-cell>
        </table:table-row>
        <table:table-row table:style-name="ro1">
          <table:table-cell office:value-type="float" office:value="1.26408752244117" calcext:value-type="float">
            <text:p>1.26408752244117</text:p>
          </table:table-cell>
          <table:table-cell office:value-type="float" office:value="0.000000000000114" calcext:value-type="float">
            <text:p>1.14E-13</text:p>
          </table:table-cell>
          <table:table-cell office:value-type="float" office:value="0.000000000000593" calcext:value-type="float">
            <text:p>5.93E-13</text:p>
          </table:table-cell>
        </table:table-row>
        <table:table-row table:style-name="ro1">
          <table:table-cell office:value-type="float" office:value="1.26408752244112" calcext:value-type="float">
            <text:p>1.26408752244112</text:p>
          </table:table-cell>
          <table:table-cell office:value-type="float" office:value="0.000000000000057" calcext:value-type="float">
            <text:p>5.7E-14</text:p>
          </table:table-cell>
          <table:table-cell office:value-type="float" office:value="0.00000000000003" calcext:value-type="float">
            <text:p>3E-14</text:p>
          </table:table-cell>
        </table:table-row>
        <table:table-row table:style-name="ro1">
          <table:table-cell office:value-type="float" office:value="1.26408752244115" calcext:value-type="float">
            <text:p>1.26408752244115</text:p>
          </table:table-cell>
          <table:table-cell office:value-type="float" office:value="0.000000000000028" calcext:value-type="float">
            <text:p>2.8E-14</text:p>
          </table:table-cell>
          <table:table-cell office:value-type="float" office:value="0.000000000000282" calcext:value-type="float">
            <text:p>2.82E-13</text:p>
          </table:table-cell>
        </table:table-row>
        <table:table-row table:style-name="ro1">
          <table:table-cell office:value-type="float" office:value="1.26408752244113" calcext:value-type="float">
            <text:p>1.26408752244113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0.000000000000126" calcext:value-type="float">
            <text:p>1.26E-13</text:p>
          </table:table-cell>
        </table:table-row>
        <table:table-row table:style-name="ro1">
          <table:table-cell office:value-type="float" office:value="1.26408752244112" calcext:value-type="float">
            <text:p>1.26408752244112</text:p>
          </table:table-cell>
          <table:table-cell office:value-type="float" office:value="7E-015" calcext:value-type="float">
            <text:p>7E-15</text:p>
          </table:table-cell>
          <table:table-cell office:value-type="float" office:value="0.000000000000048" calcext:value-type="float">
            <text:p>4.8E-14</text:p>
          </table:table-cell>
        </table:table-row>
        <table:table-row table:style-name="ro1">
          <table:table-cell office:value-type="float" office:value="1.26408752244112" calcext:value-type="float">
            <text:p>1.26408752244112</text:p>
          </table:table-cell>
          <table:table-cell office:value-type="float" office:value="4E-015" calcext:value-type="float">
            <text:p>4E-15</text:p>
          </table:table-cell>
          <table:table-cell office:value-type="float" office:value="9E-015" calcext:value-type="float">
            <text:p>9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07:12:59.609583255</meta:creation-date>
    <dc:date>2020-10-22T01:37:28.143461241</dc:date>
    <meta:editing-duration>P5DT18H14M18S</meta:editing-duration>
    <meta:editing-cycles>1</meta:editing-cycles>
    <meta:document-statistic meta:table-count="1" meta:cell-count="147" meta:object-count="0"/>
    <meta:generator>LibreOffice/6.4.6.2$Linux_X86_64 LibreOffice_project/40$Build-2</meta:generator>
  </office:meta>
</office:document-meta>
</file>